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5/10/2021</text:span></text:p>
      <text:p text:style-name="P9"/>
      <text:p text:style-name="P10">RECIBI CONFORME</text:p>
      <text:p text:style-name="P9"/>
      <text:p text:style-name="P11">CLIENTE: MONTOYA RAMIREZ, SANDY CAROLINA</text:p>
      <text:p text:style-name="P12">CANT. TOTAL DE CAJAS: 17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7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VIRGEN CHAPI</text:span></text:p>
      <text:p text:style-name="P5"><text:span text:style-name="T1">Destino: </text:span><text:span text:style-name="T3">BELLA UNION</text:span></text:p>
      <text:p text:style-name="P5"/>
      <text:p text:style-name="P5">Recojo: <text:span text:style-name="T3">MONTOYA RAMIREZ SANDY CAROLIN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4T21:53:0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